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3333"/>
    </style:style>
    <style:style style:name="gr2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979cm"/>
    </style:style>
    <style:style style:name="gr3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446cm"/>
    </style:style>
    <style:style style:name="gr4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801cm"/>
    </style:style>
    <style:style style:name="gr5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509cm"/>
    </style:style>
    <style:style style:name="gr6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941cm"/>
    </style:style>
    <style:style style:name="gr7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2.081cm"/>
    </style:style>
    <style:style style:name="gr8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.713cm" fo:min-width="2.195cm"/>
    </style:style>
    <style:style style:name="gr9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162cm"/>
    </style:style>
    <style:style style:name="gr10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1.725cm"/>
    </style:style>
    <style:style style:name="gr11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2.432cm"/>
    </style:style>
    <style:style style:name="gr12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0.844cm"/>
    </style:style>
    <style:style style:name="gr13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713cm" fo:min-width="3.029cm"/>
    </style:style>
    <style:style style:name="gr14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.713cm" fo:min-width="1.695cm"/>
    </style:style>
    <style:style style:name="gr15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.589cm" fo:min-width="2.229cm"/>
    </style:style>
    <style:style style:name="gr16" style:family="graphic" style:parent-style-name="standard">
      <style:graphic-properties draw:stroke="dash" draw:stroke-dash="Ultrafine_20_Dashed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5pt"/>
    </style:style>
    <style:style style:name="T1" style:family="text">
      <style:text-properties fo:font-size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7.72cm" svg:height="1.524cm" svg:x="7.012cm" svg:y="5.28cm">
          <text:p/>
        </draw:rect>
        <draw:frame draw:style-name="gr2" draw:text-style-name="P2" xml:id="id1" draw:id="id1" draw:layer="layout" svg:width="2.479cm" svg:height="0.963cm" svg:x="6.12cm" svg:y="0.116cm">
          <draw:text-box>
            <text:p text:style-name="P2">PICOS</text:p>
          </draw:text-box>
        </draw:frame>
        <draw:frame draw:style-name="gr3" draw:text-style-name="P2" draw:layer="layout" svg:width="1.946cm" svg:height="0.963cm" svg:x="6.72cm" svg:y="9.605cm">
          <draw:text-box>
            <text:p text:style-name="P2">Apps</text:p>
          </draw:text-box>
        </draw:frame>
        <draw:frame draw:style-name="gr4" draw:text-style-name="P2" xml:id="id3" draw:id="id3" draw:layer="layout" svg:width="2.301cm" svg:height="0.963cm" svg:x="0.679cm" svg:y="2.709cm">
          <draw:text-box>
            <text:p text:style-name="P2">PicOS</text:p>
          </draw:text-box>
        </draw:frame>
        <draw:frame draw:style-name="gr5" draw:text-style-name="P2" draw:layer="layout" svg:width="2.009cm" svg:height="0.963cm" svg:x="3.912cm" svg:y="2.709cm">
          <draw:text-box>
            <text:p text:style-name="P2">Linux</text:p>
          </draw:text-box>
        </draw:frame>
        <draw:frame draw:style-name="gr3" draw:text-style-name="P2" draw:layer="layout" svg:width="1.946cm" svg:height="0.963cm" svg:x="6.838cm" svg:y="2.709cm">
          <draw:text-box>
            <text:p text:style-name="P2">Docs</text:p>
          </draw:text-box>
        </draw:frame>
        <draw:frame draw:style-name="gr6" draw:text-style-name="P2" xml:id="id10" draw:id="id10" draw:layer="layout" svg:width="2.441cm" svg:height="0.963cm" svg:x="9.692cm" svg:y="2.709cm">
          <draw:text-box>
            <text:p text:style-name="P2">Scripts</text:p>
          </draw:text-box>
        </draw:frame>
        <draw:frame draw:style-name="gr7" draw:text-style-name="P2" draw:layer="layout" svg:width="2.581cm" svg:height="0.963cm" svg:x="13.032cm" svg:y="2.709cm">
          <draw:text-box>
            <text:p text:style-name="P2">SimNet</text:p>
          </draw:text-box>
        </draw:frame>
        <draw:frame draw:style-name="gr8" draw:text-style-name="P2" xml:id="id2" draw:id="id2" draw:layer="layout" svg:width="2.695cm" svg:height="0.963cm" svg:x="12.816cm" svg:y="0.905cm">
          <draw:text-box>
            <text:p text:style-name="P2">RTAGS</text:p>
          </draw:text-box>
        </draw:frame>
        <draw:connector draw:style-name="standard" draw:text-style-name="P1" draw:layer="layout" draw:line-skew="1.092cm" svg:x1="8.599cm" svg:y1="0.597cm" svg:x2="12.816cm" svg:y2="1.386cm" draw:start-shape="id1" draw:start-glue-point="1" draw:end-shape="id2" svg:d="M8599 597h3201v789h1016">
          <text:p/>
        </draw:connector>
        <draw:frame draw:style-name="gr9" draw:text-style-name="P2" xml:id="id4" draw:id="id4" draw:layer="layout" svg:width="1.662cm" svg:height="0.963cm" svg:x="2.295cm" svg:y="5.596cm">
          <draw:text-box>
            <text:p text:style-name="P2">Libs</text:p>
          </draw:text-box>
        </draw:frame>
        <draw:frame draw:style-name="gr10" draw:text-style-name="P2" xml:id="id5" draw:id="id5" draw:layer="layout" svg:width="2.225cm" svg:height="0.963cm" svg:x="4.458cm" svg:y="5.596cm">
          <draw:text-box>
            <text:p text:style-name="P2">kernel</text:p>
          </draw:text-box>
        </draw:frame>
        <draw:frame draw:style-name="gr11" draw:text-style-name="P2" xml:id="id6" draw:id="id6" draw:layer="layout" svg:width="2.932cm" svg:height="0.963cm" svg:x="7.236cm" svg:y="5.596cm">
          <draw:text-box>
            <text:p text:style-name="P2">MSP430</text:p>
          </draw:text-box>
        </draw:frame>
        <draw:frame draw:style-name="gr4" draw:text-style-name="P2" xml:id="id7" draw:id="id7" draw:layer="layout" svg:width="2.822cm" svg:height="0.963cm" svg:x="10.692cm" svg:y="5.596cm">
          <draw:text-box>
            <text:p text:style-name="P2">CC1350</text:p>
          </draw:text-box>
        </draw:frame>
        <draw:connector draw:style-name="standard" draw:text-style-name="P1" draw:layer="layout" svg:x1="1.829cm" svg:y1="3.672cm" svg:x2="3.126cm" svg:y2="5.596cm" draw:start-shape="id3" draw:start-glue-point="2" draw:end-shape="id4" draw:end-glue-point="0" svg:d="M1829 3672v962h1297v962">
          <text:p/>
        </draw:connector>
        <draw:connector draw:style-name="standard" draw:text-style-name="P1" draw:layer="layout" svg:x1="1.829cm" svg:y1="3.672cm" svg:x2="5.57cm" svg:y2="5.596cm" draw:start-shape="id3" draw:start-glue-point="2" draw:end-shape="id5" draw:end-glue-point="0" svg:d="M1829 3672v962h3741v962">
          <text:p/>
        </draw:connector>
        <draw:connector draw:style-name="standard" draw:text-style-name="P1" draw:layer="layout" svg:x1="1.829cm" svg:y1="3.672cm" svg:x2="8.702cm" svg:y2="5.596cm" draw:start-shape="id3" draw:start-glue-point="2" draw:end-shape="id6" draw:end-glue-point="0" svg:d="M1829 3672v962h6873v962">
          <text:p/>
        </draw:connector>
        <draw:connector draw:style-name="standard" draw:text-style-name="P1" draw:layer="layout" svg:x1="1.829cm" svg:y1="3.672cm" svg:x2="12.103cm" svg:y2="5.596cm" draw:start-shape="id3" draw:start-glue-point="2" draw:end-shape="id7" draw:end-glue-point="0" svg:d="M1829 3672v962h10274v962">
          <text:p/>
        </draw:connector>
        <draw:frame draw:style-name="gr12" draw:text-style-name="P2" xml:id="id8" draw:id="id8" draw:layer="layout" svg:width="1.344cm" svg:height="0.963cm" svg:x="0.764cm" svg:y="7.681cm">
          <draw:text-box>
            <text:p text:style-name="P2">Lib</text:p>
          </draw:text-box>
        </draw:frame>
        <draw:frame draw:style-name="gr13" draw:text-style-name="P2" xml:id="id9" draw:id="id9" draw:layer="layout" svg:width="3.529cm" svg:height="0.963cm" svg:x="2.584cm" svg:y="7.681cm">
          <draw:text-box>
            <text:p text:style-name="P2">LibComms</text:p>
          </draw:text-box>
        </draw:frame>
        <draw:connector draw:style-name="standard" draw:text-style-name="P1" draw:layer="layout" svg:x1="3.126cm" svg:y1="6.559cm" svg:x2="1.436cm" svg:y2="7.681cm" draw:start-shape="id4" draw:start-glue-point="2" draw:end-shape="id8" draw:end-glue-point="0" svg:d="M3126 6559v561h-1690v561">
          <text:p/>
        </draw:connector>
        <draw:connector draw:style-name="standard" draw:text-style-name="P1" draw:layer="layout" svg:x1="3.126cm" svg:y1="6.559cm" svg:x2="4.348cm" svg:y2="7.681cm" draw:start-shape="id4" draw:start-glue-point="2" draw:end-shape="id9" svg:d="M3126 6559v561h1222v561">
          <text:p/>
        </draw:connector>
        <draw:frame draw:style-name="gr14" draw:text-style-name="P2" xml:id="id11" draw:id="id11" draw:layer="layout" svg:width="2.195cm" svg:height="0.963cm" svg:x="13.432cm" svg:y="4.696cm">
          <draw:text-box>
            <text:p text:style-name="P2">mkmk</text:p>
          </draw:text-box>
        </draw:frame>
        <draw:connector draw:style-name="standard" draw:text-style-name="P1" draw:layer="layout" svg:x1="10.912cm" svg:y1="3.672cm" svg:x2="14.529cm" svg:y2="4.696cm" draw:start-shape="id10" draw:end-shape="id11" draw:end-glue-point="0" svg:d="M10912 3672v512h3617v512">
          <text:p/>
        </draw:connector>
        <draw:frame draw:style-name="gr15" draw:text-style-name="P3" xml:id="id12" draw:id="id12" draw:layer="layout" svg:width="2.729cm" svg:height="0.839cm" svg:x="9.033cm" svg:y="7.697cm">
          <draw:text-box>
            <text:p text:style-name="P2"><text:span text:style-name="T1">BOARDS</text:span></text:p>
          </draw:text-box>
        </draw:frame>
        <draw:frame draw:style-name="gr15" draw:text-style-name="P3" xml:id="id13" draw:id="id13" draw:layer="layout" svg:width="2.729cm" svg:height="0.839cm" svg:x="12.884cm" svg:y="7.72cm">
          <draw:text-box>
            <text:p text:style-name="P2"><text:span text:style-name="T1">BOARDS</text:span></text:p>
          </draw:text-box>
        </draw:frame>
        <draw:connector draw:style-name="standard" draw:text-style-name="P1" draw:layer="layout" svg:x1="8.702cm" svg:y1="6.559cm" svg:x2="10.397cm" svg:y2="7.697cm" draw:start-shape="id6" draw:start-glue-point="2" draw:end-shape="id12" draw:end-glue-point="0" svg:d="M8702 6559v569h1695v569">
          <text:p/>
        </draw:connector>
        <draw:connector draw:style-name="standard" draw:text-style-name="P1" draw:layer="layout" svg:x1="12.103cm" svg:y1="6.559cm" svg:x2="14.248cm" svg:y2="7.72cm" draw:start-shape="id7" draw:start-glue-point="2" draw:end-shape="id13" draw:end-glue-point="0" svg:d="M12103 6559v581h2145v580">
          <text:p/>
        </draw:connector>
        <draw:line draw:style-name="standard" draw:text-style-name="P1" draw:layer="layout" svg:x1="10.912cm" svg:y1="1.932cm" svg:x2="0.116cm" svg:y2="1.932cm">
          <text:p/>
        </draw:line>
        <draw:line draw:style-name="standard" draw:text-style-name="P1" draw:layer="layout" svg:x1="0.116cm" svg:y1="1.932cm" svg:x2="0.116cm" svg:y2="9.044cm">
          <text:p/>
        </draw:line>
        <draw:line draw:style-name="standard" draw:text-style-name="P1" draw:layer="layout" svg:x1="0.116cm" svg:y1="9.044cm" svg:x2="7.736cm" svg:y2="9.044cm">
          <text:p/>
        </draw:line>
        <draw:line draw:style-name="standard" draw:text-style-name="P1" draw:layer="layout" svg:x1="7.736cm" svg:y1="9.044cm" svg:x2="7.736cm" svg:y2="9.605cm">
          <text:p/>
        </draw:line>
        <draw:line draw:style-name="standard" draw:text-style-name="P1" draw:layer="layout" svg:x1="10.912cm" svg:y1="2.709cm" svg:x2="10.912cm" svg:y2="1.932cm">
          <text:p/>
        </draw:line>
        <draw:line draw:style-name="standard" draw:text-style-name="P1" draw:layer="layout" svg:x1="7.428cm" svg:y1="1.079cm" svg:x2="7.428cm" svg:y2="1.932cm">
          <text:p/>
        </draw:line>
        <draw:line draw:style-name="standard" draw:text-style-name="P1" draw:layer="layout" svg:x1="7.836cm" svg:y1="2.709cm" svg:x2="7.836cm" svg:y2="1.932cm">
          <text:p/>
        </draw:line>
        <draw:line draw:style-name="standard" draw:text-style-name="P1" draw:layer="layout" svg:x1="4.896cm" svg:y1="2.709cm" svg:x2="4.896cm" svg:y2="1.932cm">
          <text:p/>
        </draw:line>
        <draw:line draw:style-name="standard" draw:text-style-name="P1" draw:layer="layout" svg:x1="1.829cm" svg:y1="2.709cm" svg:x2="1.829cm" svg:y2="1.932cm">
          <text:p/>
        </draw:line>
        <draw:line draw:style-name="standard" draw:text-style-name="P1" draw:layer="layout" svg:x1="4.348cm" svg:y1="7.112cm" svg:x2="5.704cm" svg:y2="7.112cm">
          <text:p/>
        </draw:line>
        <draw:line draw:style-name="gr16" draw:text-style-name="P1" draw:layer="layout" svg:x1="5.704cm" svg:y1="7.112cm" svg:x2="7.228cm" svg:y2="7.112cm">
          <text:p/>
        </draw:line>
        <draw:frame draw:style-name="gr3" draw:text-style-name="P2" draw:layer="layout" svg:width="1.946cm" svg:height="0.963cm" svg:x="1.626cm" svg:y="11.076cm">
          <draw:text-box>
            <text:p text:style-name="P2"><text:s/></text:p>
          </draw:text-box>
        </draw:frame>
        <draw:frame draw:style-name="gr3" draw:text-style-name="P2" draw:layer="layout" svg:width="1.946cm" svg:height="0.963cm" svg:x="4.166cm" svg:y="11.076cm">
          <draw:text-box>
            <text:p text:style-name="P2"><text:s/></text:p>
          </draw:text-box>
        </draw:frame>
        <draw:frame draw:style-name="gr3" draw:text-style-name="P2" draw:layer="layout" svg:width="1.946cm" svg:height="0.963cm" svg:x="5.282cm" svg:y="12.653cm">
          <draw:text-box>
            <text:p text:style-name="P2"><text:s/></text:p>
          </draw:text-box>
        </draw:frame>
        <draw:frame draw:style-name="gr3" draw:text-style-name="P2" draw:layer="layout" svg:width="1.946cm" svg:height="0.963cm" svg:x="6.72cm" svg:y="11.076cm">
          <draw:text-box>
            <text:p text:style-name="P2"><text:s/></text:p>
          </draw:text-box>
        </draw:frame>
        <draw:frame draw:style-name="gr3" draw:text-style-name="P2" draw:layer="layout" svg:width="1.946cm" svg:height="0.963cm" svg:x="9.326cm" svg:y="11.077cm">
          <draw:text-box>
            <text:p text:style-name="P2"><text:s/></text:p>
          </draw:text-box>
        </draw:frame>
        <draw:frame draw:style-name="gr3" draw:text-style-name="P2" draw:layer="layout" svg:width="1.946cm" svg:height="0.963cm" svg:x="11.866cm" svg:y="11.077cm">
          <draw:text-box>
            <text:p text:style-name="P2"><text:s/></text:p>
          </draw:text-box>
        </draw:frame>
        <draw:line draw:style-name="standard" draw:text-style-name="P1" draw:layer="layout" svg:x1="6.72cm" svg:y1="10.568cm" svg:x2="5.196cm" svg:y2="11.076cm">
          <text:p/>
        </draw:line>
        <draw:line draw:style-name="standard" draw:text-style-name="P1" draw:layer="layout" svg:x1="6.72cm" svg:y1="10.06cm" svg:x2="2.656cm" svg:y2="11.076cm">
          <text:p/>
        </draw:line>
        <draw:line draw:style-name="standard" draw:text-style-name="P1" draw:layer="layout" svg:x1="7.736cm" svg:y1="10.568cm" svg:x2="7.736cm" svg:y2="11.076cm">
          <text:p/>
        </draw:line>
        <draw:line draw:style-name="standard" draw:text-style-name="P1" draw:layer="layout" svg:x1="8.666cm" svg:y1="10.568cm" svg:x2="10.276cm" svg:y2="11.077cm">
          <text:p/>
        </draw:line>
        <draw:line draw:style-name="standard" draw:text-style-name="P1" draw:layer="layout" svg:x1="8.666cm" svg:y1="10.06cm" svg:x2="12.816cm" svg:y2="11.077cm">
          <text:p/>
        </draw:line>
        <draw:line draw:style-name="standard" draw:text-style-name="P1" draw:layer="layout" svg:x1="5.196cm" svg:y1="12.039cm" svg:x2="6.212cm" svg:y2="12.6cm">
          <text:p/>
        </draw:line>
        <draw:frame draw:style-name="gr3" draw:text-style-name="P2" draw:layer="layout" svg:width="1.946cm" svg:height="0.963cm" svg:x="10.882cm" svg:y="12.654cm">
          <draw:text-box>
            <text:p text:style-name="P2"><text:s/></text:p>
          </draw:text-box>
        </draw:frame>
        <draw:line draw:style-name="standard" draw:text-style-name="P1" draw:layer="layout" svg:x1="12.816cm" svg:y1="12.04cm" svg:x2="11.8cm" svg:y2="12.654cm">
          <text:p/>
        </draw:line>
        <draw:frame draw:style-name="gr17" draw:layer="layout" svg:width="1.035cm" svg:height="0.963cm" svg:x="8.533cm" svg:y="12.3cm">
          <draw:text-box>
            <text:p>...</text:p>
          </draw:text-box>
        </draw:frame>
        <draw:frame draw:style-name="gr17" draw:layer="layout" svg:width="1.035cm" svg:height="0.963cm" svg:x="5.834cm" svg:y="13.301cm">
          <draw:text-box>
            <text:p>...</text:p>
          </draw:text-box>
        </draw:frame>
        <draw:frame draw:style-name="gr17" draw:layer="layout" svg:width="1.035cm" svg:height="0.963cm" svg:x="11.435cm" svg:y="13.302cm">
          <draw:text-box>
            <text:p>...</text:p>
          </draw:text-box>
        </draw:frame>
        <draw:frame draw:style-name="gr17" draw:layer="layout" svg:width="1.035cm" svg:height="0.963cm" svg:x="3.136cm" svg:y="12.303cm">
          <draw:text-box>
            <text:p>...</text:p>
          </draw:text-box>
        </draw:frame>
        <draw:frame draw:style-name="gr18" draw:layer="layout" svg:width="1.035cm" svg:height="0.963cm" svg:x="13.616cm" svg:y="5.465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textarea-horizontal-align="center" draw:textarea-vertical-align="middle" draw:fit-to-size="false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6cm" fo:page-height="14.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meta:creation-date>2006-09-11T18:11:19</meta:creation-date>
    <dc:creator>Pawel Gburzynski</dc:creator>
    <dc:date>2017-02-19T23:42:21.88</dc:date>
    <dc:language>en-US</dc:language>
    <meta:editing-cycles>12</meta:editing-cycles>
    <meta:editing-duration>PT1H14M27S</meta:editing-duration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